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4fe240"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60ecbd" style:font-name-asian="Gentium Book Plus"/>
    </style:style>
    <style:style style:name="P5" style:family="paragraph" style:parent-style-name="Standard">
      <style:paragraph-properties fo:margin-top="0cm" fo:margin-bottom="0.199cm" style:contextual-spacing="false"/>
      <style:text-properties style:font-name="Gentium Book Plus" fo:language="fr" fo:country="FR" officeooo:rsid="00295f11" officeooo:paragraph-rsid="006394d3" style:font-name-asian="Gentium Book Plus"/>
    </style:style>
    <style:style style:name="P6" style:family="paragraph" style:parent-style-name="Standard">
      <style:paragraph-properties fo:margin-top="0cm" fo:margin-bottom="0.199cm" style:contextual-spacing="false"/>
      <style:text-properties style:font-name="Gentium Book Plus" fo:language="en" fo:country="GB" fo:font-weight="normal" officeooo:rsid="006540c2" officeooo:paragraph-rsid="006540c2" style:font-name-asian="Gentium Book Plus" style:font-weight-asian="normal"/>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GB" officeooo:paragraph-rsid="006540c2"/>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GB" officeooo:paragraph-rsid="0066bb24"/>
    </style:style>
    <style:style style:name="P9" style:family="paragraph" style:parent-style-name="Standard">
      <style:paragraph-properties fo:margin-top="0cm" fo:margin-bottom="0.199cm" style:contextual-spacing="false"/>
      <style:text-properties style:font-name="Gentium Book Plus1" fo:language="en" fo:country="GB" fo:font-weight="normal" officeooo:rsid="006540c2" officeooo:paragraph-rsid="006540c2" style:font-name-asian="Gentium Book Plus2" style:font-weight-asian="normal"/>
    </style:style>
    <style:style style:name="P10"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6540c2" style:font-name-asian="Gentium Book Plus2"/>
    </style:style>
    <style:style style:name="P11" style:family="paragraph" style:parent-style-name="Standard">
      <style:paragraph-properties fo:margin-top="0cm" fo:margin-bottom="0.199cm" style:contextual-spacing="false" fo:text-align="start" style:justify-single-word="false" style:writing-mode="lr-tb"/>
      <style:text-properties style:font-name="Gentium Book Plus1" fo:language="en" fo:country="GB" officeooo:paragraph-rsid="007238a7" style:font-name-asian="Gentium Book Plus2"/>
    </style:style>
    <style:style style:name="P12" style:family="paragraph" style:parent-style-name="Standard">
      <style:paragraph-properties fo:margin-top="0cm" fo:margin-bottom="0.199cm" style:contextual-spacing="false" style:writing-mode="lr-tb"/>
      <style:text-properties style:font-name="Gentium Book Plus1" fo:language="en" fo:country="GB" officeooo:paragraph-rsid="006540c2" style:font-name-asian="Gentium Book Plus2"/>
    </style:style>
    <style:style style:name="P13" style:family="paragraph" style:parent-style-name="Standard">
      <style:paragraph-properties fo:margin-top="0cm" fo:margin-bottom="0.199cm" style:contextual-spacing="false" fo:text-align="start" style:justify-single-word="false" style:writing-mode="lr-tb"/>
      <style:text-properties fo:language="en" fo:country="GB" officeooo:paragraph-rsid="0071f086"/>
    </style:style>
    <style:style style:name="P14" style:family="paragraph" style:parent-style-name="Standard">
      <style:paragraph-properties fo:margin-top="0cm" fo:margin-bottom="0.199cm" style:contextual-spacing="false" fo:text-align="start" style:justify-single-word="false" style:writing-mode="lr-tb"/>
      <style:text-properties fo:language="en" fo:country="GB" officeooo:paragraph-rsid="007238a7"/>
    </style:style>
    <style:style style:name="P15" style:family="paragraph" style:parent-style-name="Standard">
      <style:paragraph-properties fo:margin-top="0cm" fo:margin-bottom="0.199cm" style:contextual-spacing="false" fo:text-align="start" style:justify-single-word="false" style:writing-mode="lr-tb"/>
      <style:text-properties fo:language="en" fo:country="GB" officeooo:paragraph-rsid="006540c2"/>
    </style:style>
    <style:style style:name="P16" style:family="paragraph" style:parent-style-name="Standard">
      <style:paragraph-properties fo:margin-top="0cm" fo:margin-bottom="0.199cm" style:contextual-spacing="false"/>
      <style:text-properties style:font-name="Gentium Book Plus" fo:language="fr" fo:country="FR" officeooo:rsid="00295f11" officeooo:paragraph-rsid="00748908" style:font-name-asian="Gentium Book Plus"/>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fo:font-style="italic" officeooo:rsid="0060ecbd" style:font-style-asian="italic" style:font-style-complex="italic"/>
    </style:style>
    <style:style style:name="T8" style:family="text">
      <style:text-properties officeooo:rsid="005c5fc3"/>
    </style:style>
    <style:style style:name="T9" style:family="text">
      <style:text-properties officeooo:rsid="0060ecbd"/>
    </style:style>
    <style:style style:name="T10" style:family="text">
      <style:text-properties officeooo:rsid="0061e449"/>
    </style:style>
    <style:style style:name="T11" style:family="text">
      <style:text-properties officeooo:rsid="006394d3"/>
    </style:style>
    <style:style style:name="T12" style:family="text">
      <style:text-properties style:font-name="Gentium Book Plus1" style:font-name-asian="Gentium Book Plus2"/>
    </style:style>
    <style:style style:name="T13" style:family="text">
      <style:text-properties style:font-name="Gentium Book Plus1" officeooo:rsid="006540c2" style:font-name-asian="Gentium Book Plus2"/>
    </style:style>
    <style:style style:name="T14" style:family="text">
      <style:text-properties style:font-name="Gentium Book Plus1" officeooo:rsid="0066bb24" style:font-name-asian="Gentium Book Plus2"/>
    </style:style>
    <style:style style:name="T15" style:family="text">
      <style:text-properties style:font-name="Gentium Book Plus1" officeooo:rsid="0068214a" style:font-name-asian="Gentium Book Plus2"/>
    </style:style>
    <style:style style:name="T16" style:family="text">
      <style:text-properties style:font-name="Gentium Book Plus1" officeooo:rsid="00691c71" style:font-name-asian="Gentium Book Plus2"/>
    </style:style>
    <style:style style:name="T17" style:family="text">
      <style:text-properties style:font-name="Gentium Book Plus1" officeooo:rsid="006ad290" style:font-name-asian="Gentium Book Plus2"/>
    </style:style>
    <style:style style:name="T18" style:family="text">
      <style:text-properties style:font-name="Gentium Book Plus1" officeooo:rsid="006d254c" style:font-name-asian="Gentium Book Plus2"/>
    </style:style>
    <style:style style:name="T19" style:family="text">
      <style:text-properties style:font-name="Gentium Book Plus1" officeooo:rsid="006d8c97" style:font-name-asian="Gentium Book Plus2"/>
    </style:style>
    <style:style style:name="T20" style:family="text">
      <style:text-properties style:font-name="Gentium Book Plus1" officeooo:rsid="006ebdac" style:font-name-asian="Gentium Book Plus2"/>
    </style:style>
    <style:style style:name="T21" style:family="text">
      <style:text-properties style:font-name="Gentium Book Plus1" officeooo:rsid="00707349" style:font-name-asian="Gentium Book Plus2"/>
    </style:style>
    <style:style style:name="T22" style:family="text">
      <style:text-properties style:font-name="Gentium Book Plus1" officeooo:rsid="00707e32" style:font-name-asian="Gentium Book Plus2"/>
    </style:style>
    <style:style style:name="T23" style:family="text">
      <style:text-properties style:font-name="Gentium Book Plus1" officeooo:rsid="0071f086" style:font-name-asian="Gentium Book Plus2"/>
    </style:style>
    <style:style style:name="T24" style:family="text">
      <style:text-properties style:font-name="Gentium Book Plus1" officeooo:rsid="007238a7" style:font-name-asian="Gentium Book Plus2"/>
    </style:style>
    <style:style style:name="T25" style:family="text">
      <style:text-properties style:font-name="Gentium Book Plus1" officeooo:rsid="0075c4b6" style:font-name-asian="Gentium Book Plus2"/>
    </style:style>
    <style:style style:name="T26" style:family="text">
      <style:text-properties style:font-name="Gentium Book Plus1" officeooo:rsid="0075da2b" style:font-name-asian="Gentium Book Plus2"/>
    </style:style>
    <style:style style:name="T27" style:family="text">
      <style:text-properties style:font-name="Gentium Book Plus1" officeooo:rsid="0076e79a" style:font-name-asian="Gentium Book Plus2"/>
    </style:style>
    <style:style style:name="T28" style:family="text">
      <style:text-properties style:font-name="Gentium Book Plus1" fo:font-style="italic" style:font-name-asian="Gentium Book Plus2" style:font-style-asian="italic" style:font-style-complex="italic"/>
    </style:style>
    <style:style style:name="T29" style:family="text">
      <style:text-properties style:font-name="Gentium Book Plus1" fo:font-style="normal" style:font-name-asian="Gentium Book Plus2" style:font-style-asian="normal" style:font-style-complex="normal"/>
    </style:style>
    <style:style style:name="T30" style:family="text">
      <style:text-properties style:font-name="Gentium Book Plus1" fo:font-style="normal" officeooo:rsid="007238a7" style:font-name-asian="Gentium Book Plus2" style:font-style-asian="normal" style:font-style-complex="normal"/>
    </style:style>
    <style:style style:name="T31" style:family="text">
      <style:text-properties officeooo:rsid="006c347b"/>
    </style:style>
    <style:style style:name="T32" style:family="text">
      <style:text-properties officeooo:rsid="006d1334"/>
    </style:style>
    <style:style style:name="T33" style:family="text">
      <style:text-properties officeooo:rsid="00707e32"/>
    </style:style>
    <style:style style:name="T34" style:family="text">
      <style:text-properties officeooo:rsid="007238a7"/>
    </style:style>
    <style:style style:name="T35" style:family="text">
      <style:text-properties officeooo:rsid="0075c4b6"/>
    </style:style>
    <style:style style:name="T36" style:family="text">
      <style:text-properties officeooo:rsid="0075da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text:span text:style-name="T32">y connaît :</text:span>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3">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16">Il n'y a pas que les gens du village qui allument des bougies, n'est-ce pas! C'est que dans les villages de Ggae’er /gæ˧ɻæ˩/, Langua /lɑ˧ŋwɤ˧/ et Khaeqie /qʰæ˧tɕʰi˧/, on a de la famille, on a des amis! Ils apportaient des galettes, et un morceau de porc entier affiné.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8">e</text:span>s se chargent des préparatifs les plus importants: déjeuners et dîners des journées précédentes.) Il n'y a pas affluence! Alors, cette tâche-là, elle peut s'en charger, la cadette! C’était proverbial, autrefois: « L'aîné<text:span text:style-name="T8">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8"> /</text:span>dɑ˧pɤ˧/! On célébrait le rituel « Offrande du Vin », <text:span text:style-name="T5">ri </text:span><text:span text:style-name="T2">fe</text:span> /ʐɯ˧ hwɤ˩/! C'était la tradition! </text:p>
      <text:p text:style-name="P4">Cette « Offrande du Vin », de quoi s’agissait-il? Eh bien… les gens qui sont morts… les ancêtres morts il y a déjà longtemps, ils ont connu la mort avant la personne dont on organise les funérailles; et alors, eux, ils accueillent le trépassé dans le monde des morts. <text:span text:style-name="T9">P</text:span>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text:span text:style-name="T9">V</text:span>rai de vrai. On se tient assis, tous ensemble, et on pleure! On se lamente à haute voix au sujet de la personne défunte: « Sans toi, comment vais-je continuer à vivre? Maintenant que tu es morte, comment ma vie peut-elle continuer? Quand tu étais encore là, nous pouvions faire ceci et cela ensemble… Tu me manques; comment vais-je pouvoir faire? » Voilà comment on pleure, assis en rang! Alors, le prêtre <text:span text:style-name="T7">ddabe</text:span><text:span text:style-name="T9"> </text:span>/dɑ˧pɤ˧/, lui, il appelle les noms, une famille après l'autre! « Vous autres, votre fille, elle vous appelle, elle est venue réaliser le rituel de l’Offrande du Vin, <text:span text:style-name="T5">ri </text:span><text:span text:style-name="T2">fe</text:span> /ʐɯ˧ hwɤ˩/! » Puis il s’adresse aux vivants: « Vous autres, venez donc! » Les gens du village, une famille après l'autre, ils amènent de l'alcool. C’est la veille du jour où doit avoir lieu la crémation qu’on procède au rituel <text:span text:style-name="T5">ri </text:span><text:span text:style-name="T2">fe</text:span> /ʐɯ˧ hwɤ˩/. Les moines disent des rituels; le prêtre <text:span text:style-name="T7">ddabe</text:span><text:span text:style-name="T9"> /</text:span>dɑ˧pɤ˧/, il pratique le rituel <text:span text:style-name="T5">ri </text:span><text:span text:style-name="T2">fe</text:span> /ʐɯ˧ hwɤ˩/! On transmet de l'alcool au défunt. Au prêtre <text:span text:style-name="T7">ddabe</text:span><text:span text:style-name="T9"> /</text:span>dɑ˧pɤ˧/, on donne un demi-litre d'alcool! À la personne défunte, on lui offre un demi-litre d'alcool! On le place devant lui, dans un bol; on lui verse quelques gouttes de cet alcool! Le prêtre <text:span text:style-name="T7">ddabe</text:span><text:span text:style-name="T9"> /</text:span>dɑ˧pɤ˧/ dit des rituels, encore et encore; nous, on pleure! À nouveau, on verse quelques gouttes d'alcool! Les Na, autrefois, quand quelqu'un mourait, on faisait comme ça!</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 Ma mère est morte! » Voilà ce qu'on racontait! On dit que si on ne procède pas ainsi, le quarante-neuvième jour, le défunt revient et <text:soft-page-break/>s'installe à califourchon sur le seuil de la maison! Il ne suit pas l'itinéraire qu'il devrait, vers sa 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vlan! Sinon ça pourrait déranger un esprit pas encore parti de la maison, qui se trouve perché à califourchon sur le seuil. Autrefois, les vieux, voilà ce qu'ils disaient: « Quand vous déposez le bois, il faut y aller délicatement! »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text:span text:style-name="T10">O</text:span>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porc entier affiné (viande <text:span text:style-name="T2">pipa</text:span>). Chez les Na, le porc entier affiné, c'est quelque chose d'important! Tu as vu ceux qu'il y a chez moi? Cette sorte de nourriture, le porc entier affiné,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porc entier affiné (=toute une pièce de cochon-<text:span text:style-name="T2">pipa</text:span>)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porc entier affiné! Il y a eu du gaspillage: dans certaines familles, le porc entier affiné n'a pas été consommé, année après année. Tout le village s’est réuni pour en discuter, et il a été décidé qu’on ne partagerait plus le porc entier affiné lors des grandes occasions! (Explication: il a été décidé collectivement par le village d'abolir la coutume d'offrir des pièces de porc entier affiné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porc entier affiné! Cela fait moins de dix ans! … Oh, ça doit tout de même faire dix ans! Il y a une dizaine d’années, on partageait encore; maintenant, on n'en fait plus cadeau qu'aux moines. </text:p>
      <text:p text:style-name="P1"><text:soft-page-break/>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 une classe ». On disait que c'était comme une classe toute entière qui venait provisoirement chez le défunt [les moines formaient un groupe, psalmodiaient à l'unisson, etc.]. « Une classe » (emprunt tibétain), pour le dire à la façon d’aujourd’hui, on dirait que c'était comme « une classe d'école »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text:p>
      <text:p text:style-name="P2">Aujourd'hui on parle de ‘sucreries’ (emprunt chinois); autrefois on appelait ça ‘du sucre’! On parle de ‘sucre en poudre’, de ‘sucre roux’. Le sucre, on en donne un morceau à chacun des moines. Deux galettes de riz! Une galette de thé! L'argent, il ne faut pas lésiner, ce soir-là! (Note: Ces dons <text:span text:style-name="T11">représentent</text:span> une bonne action; il ne faut pas regretter les grandes dépenses que cela représente.) Le soir, les moines disent des rituels; ils se tiennent assis; ils récitent des rituels, encore et encore. Lorsque le moment est propice, quelqu'un du village lance: « Allez! C'est untel qui va distribuer les galettes! C'est <text:span text:style-name="T11">Daeshi Lhamu /</text:span>ʈæ˧ʂɯ˧-ɬɑ˩mv̩˩/ qui va distribuer les galettes! » Ou encore: « C'est Ci’er Lhamu /tsʰɯ˧ɻ̩˧-ɬɑ˩mv̩˩/ qui va distribuer les galettes! » La personne qui commandite l'enterrement ne regarde pas à la dépense!</text:p>
      <text:p text:style-name="P5">Désormais, on distribue des bonbons. Autrefois, c'était des pains de sucre! Si les moines sont nombreux, on achète deux ou trois gros paquets de bonbons, qu’on dispose sur une assiette. Chacun en prend une poignée. Les galettes de riz, qu'on a compressées au mortier, on en donne trois! À tel autre, on en donne quatre: toute une assiette pleine de galettes! On distribue les <text:soft-page-break/>galettes quatre par quatre. Si on fait venir dix moines, on distribue quarante galettes. Si c'est chez nous qu'a eu lieu le décès, c'est quelqu'un d'une autre famille qui fait la distribution. </text:p>
      <text:p text:style-name="P5">Quand c'est ma famille qui était appelée à jouer ce rôle, c'est moi qui distribuais, n'est-ce pas! À l’occasion suivante, les gens me rend<text:span text:style-name="T11">ai</text:span>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 Eeeh! Eux, ils ont eu un décès; l’autre fois, c’est eux qui sont venus partager les galettes (=jouer le rôle de maître de cérémonie) chez nous! Alors maintenant c’est notre tour d'aller partager les galettes chez eux <text:span text:style-name="T11">(=</text:span>d'aller jouer le rôle de maître de cérémonie chez eux<text:span text:style-name="T11">)</text:span>! » Les galettes, on en prépare (littéralement « on en tasse ») pendant trois ou quatre jours, quand quelqu'un est mort! </text:p>
      <text:p text:style-name="P5">Par chez nous, on dit que « les Chinois, quand quelqu'un meurt chez eux, ils s'enrichissent! » Tandis que « les Na, quand quelqu'un meurt chez eux, ils s'apauvrissent! »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porc entier affiné…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text:p>
      <text:p text:style-name="P5">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dans la célébration funèbre! Il faut tout achever, des provisions laissées par le défunt. Les parents ont élevé leurs enfants; ils ont constitué des provisions, les ont données aux enfants; <text:soft-page-break/>lors de leur mort, les enfants, pour leurs parents, ils dépensent tout! On dit que les parents peuvent emmener avec eux, après la mort, toutes les bonnes choses que leurs enfants ont distribuées pendant les cérémonies funéraires. C’est ce qu’on dit; quant à savoir si c'est vrai, on 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text:p text:style-name="P1"/>
      <text:p text:style-name="P9">In the old days, back home, when someone died, it was something that concerned the whole village, wasn't it! </text:p>
      <text:p text:style-name="P10">If an elderly person died in the evening, the monks were sent for the next morning. Once they had arrived at the house, the news was spread around the village. When we say “the village”, “the surrounding area”, we mean the whole village! So that morning, we went to see all the people in the village. The sons of the deceased went round the village, visiting family after family. They prostrate<text:span text:style-name="T31">d</text:span> themselves before them. They announce<text:span text:style-name="T31">d</text:span>: “Alas, my mother is no more!”</text:p>
      <text:p text:style-name="P7"><text:span text:style-name="T12">Everyone attends the funeral. There may be twelve families from the village of Alawua /ə˧lɑ˧-ʁwɤ#˥/ who come to help organi</text:span><text:span text:style-name="T13">z</text:span><text:span text:style-name="T12">e the funeral; or twenty families; or even thirty, forty families who respond and come! One person from each family comes to lend a hand. (Note: people from the family of the deceased take care of the funeral materially and financially, but do not take part in the practical tasks: cooking, washing up, cleaning...)</text:span></text:p>
      <text:p text:style-name="P8"><text:span text:style-name="T12">The monks say prayers. Then the body is prepared. </text:span><text:span text:style-name="T14">I</text:span><text:span text:style-name="T12">n Na, </text:span><text:span text:style-name="T14">t</text:span><text:span text:style-name="T12">his is called “making preparations”! Among the young men in the village, there is one who </text:span><text:span text:style-name="T18">knows all about it</text:span><text:span text:style-name="T12">: </text:span><text:span text:style-name="T19">a</text:span><text:span text:style-name="T12"> man </text:span><text:span text:style-name="T19">who </text:span><text:span text:style-name="T12">knows how to wash the corpse. If it </text:span><text:span text:style-name="T19">i</text:span><text:span text:style-name="T12">s a woman </text:span><text:span text:style-name="T19">who passed away</text:span><text:span text:style-name="T12">, it's this competent young man who washes her and </text:span><text:span text:style-name="T14">combs</text:span><text:span text:style-name="T12"> her hair. When we women die, it's a man who cleans the body. It's not like in Chinese customs: in our </text:span><text:span text:style-name="T18">place</text:span><text:span text:style-name="T12">, it can't be a woman who takes care of these preparations for another woman, it has to be a young man who does it!</text:span></text:p>
      <text:p text:style-name="P7"><text:span text:style-name="T12">In the Na house, there's a place called </text:span><text:span text:style-name="T29">the </text:span><text:span text:style-name="T28">lhideemae </text:span><text:span text:style-name="T12">/ɬi˩ʈɯ˩mæ˥/, behind the threshold, isn't </text:span><text:span text:style-name="T14">there.</text:span><text:span text:style-name="T12"> (Note: this is the part of the main room between the door and the fireplace; it is a space where the </text:span><text:span text:style-name="T14">ground</text:span><text:span text:style-name="T12"> is not covered by </text:span><text:span text:style-name="T14">floorboards</text:span><text:span text:style-name="T12">, unlike the fireplace, which is raised above the floor.) When someone has died, this is where they are laid to rest and washed. They lie in the upper part of the hearth. (Note: next to the fireplace, on the side reserved for men, there is a bench, which can also be used as a bed. This is where the corpse is initially laid. This bench is right next to the door leading to the attic room </text:span><text:span text:style-name="T28">(ddupae</text:span><text:span text:style-name="T12">), where the body is then temporarily </text:span><text:soft-page-break/><text:span text:style-name="T12">buried: see below.) Among the Na, the deceased is laid to rest in the part of the main room known as the </text:span><text:span text:style-name="T28">ggegho </text:span><text:span text:style-name="T12">/gɤ˧qo˥/. After washing, there is a young man, an uncle (=a person of the generation who already has children), someone who knows how to do it well, who knows how to tie the body in a sitting position. He knows how to tie the legs up, </text:span><text:span text:style-name="T14">and</text:span><text:span text:style-name="T12"> how to tie the arms. He explains it to the others! (Note: four men worked together on this task; one of them had to be experienced; the other three were learning.) Four of them, four young men, would tie up the body! (Note: the limbs were tied with the arms crossed over the chest, the legs folded back over the chest and the head lowered. A photograph is published in: 詹承绪, 王承权, 李近春 and 刘龙初. 1980. 永宁纳西族的阿注婚姻和母系家庭. 上海: 上海人民出版社, page 269. This book contains a description of the funeral rites, pp. 268-274.) When the four of them tied up the body, they used linen cloth. </text:span><text:span text:style-name="T15">We</text:span><text:span text:style-name="T12"> ke</text:span><text:span text:style-name="T15">pt</text:span><text:span text:style-name="T12"> linen cloth at home for this purpose! </text:span><text:span text:style-name="T15">We would </text:span><text:span text:style-name="T12">take twelve </text:span><text:span text:style-name="T15">armspans of cloth</text:span><text:span text:style-name="T12">. You measure how much you need with both arms outstretched. According to tradition, the body is tied up in a strip of cloth twelve </text:span><text:span text:style-name="T15">armspans long</text:span><text:span text:style-name="T12">! The linen cloth is just this wide (gesture: about 25 centimetres), and we tear it in two halves. The result is a long strip (a good ten centimetres wide), which is twisted into a rope. Next, we tie the body </text:span><text:span text:style-name="T15">tightly</text:span><text:span text:style-name="T12">; when it's done, we sit it down. </text:span><text:span text:style-name="T15">One</text:span><text:span text:style-name="T12"> do</text:span><text:span text:style-name="T15">es</text:span><text:span text:style-name="T12">n't lay </text:span><text:span text:style-name="T15">it</text:span><text:span text:style-name="T12"> down like the Chinese: </text:span><text:span text:style-name="T15">one sits</text:span><text:span text:style-name="T12"> </text:span><text:span text:style-name="T15">it</text:span><text:span text:style-name="T12"> down. We take some white cotton cloth, very white; we sew a big bag, and we put the body in it. Then </text:span><text:span text:style-name="T15">we</text:span><text:span text:style-name="T12"> close the bag.</text:span></text:p>
      <text:p text:style-name="P7"><text:span text:style-name="T12">The body is then taken to the attic room, </text:span><text:span text:style-name="T28">ddupae </text:span><text:span text:style-name="T12">/dv̩˩pʰæ˧/, and temporarily buried there. The room called </text:span><text:span text:style-name="T28">ddupae </text:span><text:span text:style-name="T12">/dv̩˩pʰæ˧/, in the </text:span><text:span text:style-name="T15">N</text:span><text:span text:style-name="T12">a house, is where </text:span><text:span text:style-name="T15">the </text:span><text:span text:style-name="T12">corpse </text:span><text:span text:style-name="T15">is placed.</text:span><text:span text:style-name="T12"> (Note: this is a room adjoining the fireplace, where food was kept.) Then, when the body has been placed in the room that serves as the attic, a grave is dug and the body is placed there. </text:span><text:span text:style-name="T15">We t</text:span><text:span text:style-name="T12">ake a large frying pan and a hood and cover the body. </text:span><text:span text:style-name="T15">We</text:span><text:span text:style-name="T12"> take great care not to let anything into the grave. </text:span><text:span text:style-name="T15">One must not</text:span><text:span text:style-name="T12"> let any flies in! </text:span><text:span text:style-name="T15">One mustn’t</text:span><text:span text:style-name="T12"> let the cat wander into the room! (Note: </text:span><text:span text:style-name="T15">special care is taken </text:span><text:span text:style-name="T12">not to let flies into the grave, otherwise the body may be invaded by worms.) But before that, well, we light butter lamps. (Note: the butter lamps light up th</text:span><text:span text:style-name="T15">e</text:span><text:span text:style-name="T12"> dark room, symbolically bringing light to the deceased.) </text:span><text:span text:style-name="T15">You get </text:span><text:span text:style-name="T12">put in this temporary grave in the house for a fortnight. We burn butter lamps all day long. We light them all the time! </text:span></text:p>
      <text:p text:style-name="P7"><text:span text:style-name="T12">The deceased is given three meals a day throughout this period. When we get up in the morning, we, Na </text:span><text:span text:style-name="T15">people,</text:span><text:span text:style-name="T12"> prepare tea, don't we? Then we say to the deceased: “Please enjoy some tea!” We address the deceased! They're being served a meal. We make them eat, symbolically! The same goes for lunch: we serve them a meal, and say: “Please enjoy this food!” Every time a meal is served, the deceased is also associated with it. In the old days, during the fortnight when the body was at home, we Na would cry at every meal! When our father or mother had died, when their food had been laid out for them, we wept. In the midst of tears, we'd say to them: “Mum, eat your meal! Mama, drink!”</text:span></text:p>
      <text:p text:style-name="P7"><text:span text:style-name="T12">People came to light butter lamps. There wasn't one of the forty families in the village who didn't come to light butter lamps! They'd bring a ball of egg pastry, a bowl of cereals, a pint of oil; that's the kind of thing </text:span><text:span text:style-name="T15">they</text:span><text:span text:style-name="T12">'d bring. Then we'd put all these gifts away! They were placed in front of the deceased. His bowl was filled to the brim with real food. </text:span></text:p>
      <text:p text:style-name="P7"><text:soft-page-break/><text:span text:style-name="T12">In Na, we say that you shouldn't serve a single ladle of cereal to your guests. This is because we make a difference between the living and the dead. A single ladle is served to the deceased, both for the full meal laid out for the deceased during the two-week period when his or her body is in the house, and for the food offered to the ancestors on the hearth corner at the start of each meal in normal times. The deceased person's bowl is filled in a single ladleful! Normally, the food is served in pairs of </text:span><text:span text:style-name="T15">ladlefuls</text:span><text:span text:style-name="T12">. After serving the first ladleful of food, a second </text:span><text:span text:style-name="T15">ladle</text:span><text:span text:style-name="T12"> must be added, even if it's just a tiny </text:span><text:span text:style-name="T15">one</text:span><text:span text:style-name="T12">! As the saying goes, “You have to dip twice into the pot when you serve food!” T</text:span><text:span text:style-name="T20">hat</text:span><text:span text:style-name="T12"> make</text:span><text:span text:style-name="T20">s</text:span><text:span text:style-name="T12"> </text:span><text:span text:style-name="T20">the</text:span><text:span text:style-name="T12"> difference with the deceased, for whom you only dip once. In the old days, that was... well... that was the Na custom! The aunts (=</text:span><text:span text:style-name="T15">the </text:span><text:span text:style-name="T12">women of the household) would rebuke any youngsters who </text:span><text:span text:style-name="T15">were not aware of this.</text:span><text:span text:style-name="T12"> “Hey you! What are you doing here? Food is served in two ladle</text:span><text:span text:style-name="T15">fuls</text:span><text:span text:style-name="T12">! You mustn't serve a single ladle! </text:span><text:span text:style-name="T15">Just</text:span><text:span text:style-name="T12"> one ladle is </text:span><text:span text:style-name="T15">how you </text:span><text:span text:style-name="T12">serve the dead!”</text:span></text:p>
      <text:p text:style-name="P14"><text:span text:style-name="T12">It's not just the people in the village who light butter lamps, is it! In the villages of Ggae'er /gæ˧ɻæ˩/, Langua /lɑ˧ŋwɤ˧/ and Khaeqie /qʰæ˧tɕʰi˧/, we have family, we have friends. They bring some cakes and a piece of </text:span><text:span text:style-name="T24">c</text:span><text:span text:style-name="T12">ured whole pork. They put these things in the gift basket! The term ‘butter lamp meat’ was used to describe the piece of meat offered when a butter lamp was lit in the home of the deceased. The relatives of the deceased would lay out the gifts and say, </text:span><text:span text:style-name="T21">addressing</text:span><text:span text:style-name="T12"> the corpse: “See, they've come to light butter lamps! They've come to see you!” Every time someone came to see us, we cried. </text:span><text:span text:style-name="T15">Such</text:span><text:span text:style-name="T12"> was the custom.</text:span></text:p>
      <text:p text:style-name="P10"><text:span text:style-name="T33">As</text:span> the cremation was due to take place on the sixteenth day, the monks were fetched on the fifteenth. The monks perform the rituals for three days. If you have three or four children, the eldest takes care of the expenses for one day, then the second daughter for the next day, and then the youngest, for one day. Our own children, as many as they are, take turns. One of the girls takes care of hiring a monk for a day; the monk reads rituals for that whole day, and she pays him for that day. A daughter who has married can take part in her mother's funeral ceremony [unlike the custom of other peoples: Chinese (Han), Naxi... among whom the married woman no longer counts as a full member of her original family]. </text:p>
      <text:p text:style-name="P7"><text:span text:style-name="T12">When people from the village come, they bring the gift basket! They bring money! We say to ourselves: “That family has to organi</text:span><text:span text:style-name="T16">z</text:span><text:span text:style-name="T12">e the funeral; the eldest in the family is the master of ceremonies, so let's go and help him!” In the old days, in the Na family, the eldest son was in charge of dinner and the eldest daughter was in charge of lunch. (Note: they didn't prepare the food themselves, but paid for the supplies and rewarded those who did the cooking and washing up.) The youngest daughter, on the other hand, was in charge of the meal we had on returning from the cremation ceremony, early in the morning: breakfast for the people who had taken part in the cremation ceremony. It's a pretty light job! (Explanation: it's a </text:span><text:span text:style-name="T16">light</text:span><text:span text:style-name="T12"> snack, with a limited number of guests: just the people from the village. So it </text:span><text:span text:style-name="T16">i</text:span><text:span text:style-name="T12">s relatively easy to organi</text:span><text:span text:style-name="T16">z</text:span><text:span text:style-name="T12">e. </text:span><text:span text:style-name="T16">T</text:span><text:span text:style-name="T12">he youngest daughter is entrusted with the organi</text:span><text:span text:style-name="T22">z</text:span><text:span text:style-name="T12">ation, while the eldest sisters take care of the most important preparations: lunches and dinners </text:span><text:span text:style-name="T16">during the days that precede cremation</text:span><text:span text:style-name="T12">.) There's no rush! So the youngest can take care of that. It used to be proverbial: “The eldest takes care of dinner!” If </text:span><text:span text:style-name="T16">some of</text:span><text:span text:style-name="T12"> the children aren't </text:span><text:span text:style-name="T16">at home</text:span><text:span text:style-name="T12">, they can't help, so it's up to the children </text:span><text:soft-page-break/><text:span text:style-name="T12">who are left behind to do the preparations. During this period, they bring in large numbers of monks, and they supervise all the tasks that need to be done at home.</text:span></text:p>
      <text:p text:style-name="P7"><text:span text:style-name="T12">The cremation </text:span><text:span text:style-name="T23">takes</text:span><text:span text:style-name="T12"> place on the sixteenth day, and the people of the village </text:span><text:span text:style-name="T23">a</text:span><text:span text:style-name="T12">re called in from the thirteenth day onwards. We tell them: “Help us! We're going to have to accompany our mother on her return to the land of souls!” So for this occasion, people come, even if they're not from the village. We welcome the guests. Guests from the village help out. (Note: guests from further afield are distinguished guests, exempt from domestic chores.) The monks from the monastery were brought in, and the </text:span><text:span text:style-name="T28">ddabe</text:span><text:span text:style-name="T12"> /dɑ˧pɤ˧/ priest! The ritual “Offering of the Wine” was celebrated, </text:span><text:span text:style-name="T28">ri fe </text:span><text:span text:style-name="T12">/ʐɯ˧ hwɤ˩/! </text:span><text:span text:style-name="T16">Such</text:span><text:span text:style-name="T12"> was the tradition. </text:span></text:p>
      <text:p text:style-name="P7"><text:span text:style-name="T12">What was this “Wine Offering” all about? Well... people who have died... ancestors who died a long time ago, they experienced death before the person whose funeral is being organi</text:span><text:span text:style-name="T16">z</text:span><text:span text:style-name="T12">ed; and so they welcome the deceased into the world of the dead. Through them, the deceased is given news of this world, of what's happening around here, at home. The </text:span><text:span text:style-name="T28">ddabe</text:span><text:span text:style-name="T12"> /dɑ˧pɤ˧/ priest who performs the “Wine Offering” ceremony, </text:span><text:span text:style-name="T28">ri fe </text:span><text:span text:style-name="T12">/ʐɯ˧ hwɤ˩/, carries a bowl of wine, which he symbolically passes on to the deceased; he recites rituals over and over again. One person from each household takes part in the ritual, </text:span><text:span text:style-name="T16">that’s really how it was.</text:span><text:span text:style-name="T12"> We all sit down together and weep! We lament aloud about the deceased: “Without you, how will I go on living? Now that you're dead, how can my life go on? When you were still here, we could do this and that together... I miss you; </text:span><text:span text:style-name="T23">what am I going to do</text:span><text:span text:style-name="T12">?” That's how we cry, sitting in a row. Then the </text:span><text:span text:style-name="T28">ddabe</text:span><text:span text:style-name="T12"> /dɑ˧pɤ˧/ priest calls out the names, one family after another! “</text:span><text:span text:style-name="T23">Y</text:span><text:span text:style-name="T12">our daughter </text:span><text:span text:style-name="T23">is</text:span><text:span text:style-name="T12"> calling you, she </text:span><text:span text:style-name="T23">ha</text:span><text:span text:style-name="T12">s come to perform the ritual of the Wine Offering, </text:span><text:span text:style-name="T28">ri fe </text:span><text:span text:style-name="T12">/ʐɯ˧ hwɤ˩/!” Then he addresses the living: “You, come along!” The people of the village, one family after another, bring alcohol. The </text:span><text:span text:style-name="T28">ri fe </text:span><text:span text:style-name="T12">/ʐɯ˧ hwɤ˩/ ritual is performed the day before the cremation is due to take place. The monks say rituals; the </text:span><text:span text:style-name="T28">ddabe </text:span><text:span text:style-name="T12">/dɑ˧pɤ˧/ priest performs the ritual </text:span><text:span text:style-name="T28">ri fe </text:span><text:span text:style-name="T12">/ʐɯ˧ hwɤ˩/! Alcohol is passed on to the deceased. To the </text:span><text:span text:style-name="T28">ddabe</text:span><text:span text:style-name="T12"> /dɑ˧pɤ˧/ priest, half a litre of alcohol is given! The deceased is offered half a litre of alcohol. We place it in front of him, in a bowl; we pour a few drops of this alcohol. The </text:span><text:span text:style-name="T28">ddabe </text:span><text:span text:style-name="T12">/dɑ˧pɤ˧/ priest says the rituals over and over again; we cry! Again, we pour a few drops of alcohol! </text:span><text:span text:style-name="T16">I</text:span><text:span text:style-name="T12">n the old days, when someone died, we </text:span><text:span text:style-name="T16">Na people </text:span><text:span text:style-name="T12">used to do it like this!</text:span></text:p>
      <text:p text:style-name="P7"><text:span text:style-name="T12">Then, after death, after cremation, well... after seven days, the monks are called </text:span><text:span text:style-name="T17">in </text:span><text:span text:style-name="T12">again. An offering of food is made to the deceased. For forty-nine days, food is offered to the deceased! At the end of these forty-nine days, when the priests have performed all the prescribed rituals, when the time has come to end the funeral rituals, you who are dead leave the house for good. I, a living person, am now alone! The link with the living is broken! We part </text:span><text:span text:style-name="T23">for good:</text:span><text:span text:style-name="T12"> </text:span><text:span text:style-name="T23">the deceased person is now gone.</text:span><text:span text:style-name="T12"> A clear line had now been drawn between the dead and the living. Forty-nine days after the death, the living and the dead are separated! The dead go their separate way. The living can now say: “My mother is dead!” That's what they used to say. They say that if you don't do it this way, on the forty-ninth day, the dead person comes back and sits astride the threshold of the house! He's not following the route he should, towards his future life! As for whether this is true or not, we don't know, do we? That's what the Na used to say. </text:span><text:soft-page-break/><text:span text:style-name="T12">That the deceased would sit astride the threshold! So, during that period (= before forty-nine days have passed), when you bring in armfuls of wood for the fire in the house, you mustn't throw them on the floor in the entrance, wham! Otherwise it could disturb a spirit that has not yet left the house and is </text:span><text:span text:style-name="T23">sitting</text:span><text:span text:style-name="T12"> astride the threshold. The elders used to say: “When you put the wood down, you have to be careful!” Until the forty-ninth </text:span><text:span text:style-name="T17">day</text:span><text:span text:style-name="T12">, you have to be careful, they said! After forty-nine days have passed, everyone goes their own way.</text:span></text:p>
      <text:p text:style-name="P7"><text:span text:style-name="T12">As for me, how many deaths have I </text:span><text:span text:style-name="T17">seen</text:span><text:span text:style-name="T12">: four? My mother; my grandmother; my three uncles! In all that makes five; no, actually, it makes six: my grandmother had six children, and now there's only one left! (Note: this is an aunt, younger than the speaker's mother.) The uncles, well, all four of them are dead! There were two girls and four boys in the family. And there's only one girl left... one of my aunts! </text:span></text:p>
      <text:p text:style-name="P13"><text:span text:style-name="T12">Among the men, there was one I didn't know well at the time. In the last year of the war, he had to leave as a soldier; as a member of the militia. They put him in a temporary grave in Ninglang... He'd joined the militia and was fighting bandits. And he died there. The other three uncles died at home, and I attended their funerals. </text:span></text:p>
      <text:p text:style-name="P14"><text:span text:style-name="T12">We invite everyone from the village. An important part of the ceremony is sharing the </text:span><text:span text:style-name="T24">c</text:span><text:span text:style-name="T12">ured whole pork (</text:span><text:span text:style-name="T28">“pipa” </text:span><text:span text:style-name="T30">pork</text:span><text:span text:style-name="T12">). Among the Na, the </text:span><text:span text:style-name="T24">c</text:span><text:span text:style-name="T12">ured whole pork is an important thing! Have you seen the ones at my house? That kind of food, the whole preserved pig, there was so much of it in every household's larder! On the occasion of a death, each person received a slice, one after the other; that's how it was shared! Monks were brought in; for an important monk, a big piece was given, just like that, at every meal! At the next meal, again and again, he was given a good piece of meat! You needed a whole pig-pipa (=a whole piece of </text:span><text:span text:style-name="T28">pig-pipa</text:span><text:span text:style-name="T12">) just to give to the monks! (Note: the monks were shown to be very generous; they didn't ask for anything directly: whether you gave them a little or a lot, they thanked you solemnly, in the same way). The pig-pipa was cut from wickerwork about a metre in diameter; each person was served a piece; that's how it was distributed! </text:span></text:p>
      <text:p text:style-name="P11">Now we're told we shouldn't make any more of this kind of cured whole pork! There was some wastage: in some families, the <text:span text:style-name="T34">c</text:span>ured whole pork was left uneaten year after year. The whole village got together to discuss the matter, and it was decided that <text:span text:style-name="T34">c</text:span>ured whole pork would no longer be shared on special occasions! (Explanation: it was decided collectively by the village to abolish the custom of offering pieces of <text:span text:style-name="T34">c</text:span>ured whole pork on special occasions; each family remains free to prepare some for its own consumption, for guests... but this preparation is no longer a compulsory part of the gifts <text:span text:style-name="T35">for</text:span> special occasions.) <text:span text:style-name="T35">At the time when m</text:span>y grandmother and mother died, we still shared <text:span text:style-name="T34">c</text:span>ured whole pork! That was less than ten years ago! ... Oh, it must have been ten years ago! About ten years ago, we were still sharing; now we only give it to monks. </text:p>
      <text:p text:style-name="P7"><text:span text:style-name="T25">W</text:span><text:span text:style-name="T12">hen someone dies, we send for twenty </text:span><text:span text:style-name="T25">monks</text:span><text:span text:style-name="T12">, or fifteen, or eighteen, or ten, or seven. Seven monks wasn't too hard to find! If </text:span><text:span text:style-name="T25">you</text:span><text:span text:style-name="T12"> could n</text:span><text:span text:style-name="T25">o</text:span><text:span text:style-name="T12">t </text:span><text:span text:style-name="T25">rustle up</text:span><text:span text:style-name="T12"> twenty, </text:span><text:span text:style-name="T25">well</text:span><text:span text:style-name="T12">, however you went about it, </text:span><text:span text:style-name="T25">you </text:span><text:span text:style-name="T12">would manage to find </text:span><text:span text:style-name="T25">seven of </text:span><text:span text:style-name="T12">them! We used to say that they formed a ‘class’. It was said </text:span><text:soft-page-break/><text:span text:style-name="T12">that it was like a whole class coming temporarily to the home of the deceased [the monks formed a group, chanted in unison, etc.] “A class” (Tibetan borrowing), to put it in today's terms, would be like “a school class” (Chinese borrowing), wouldn't it! </text:span></text:p>
      <text:p text:style-name="P10">My grandmother used to go and find t<text:span text:style-name="T35">hirt</text:span>... twenty monks! These twenty monks were given large sums of money. An important monk would be given a thousand yuan, a less important one five hundred yuan, and a <text:span text:style-name="T35">still </text:span>less important one three hundred yuan. Each monk was given a reward according to his rank! Seven... three... ten... twenty... fifteen... That's how the payment was adjusted according to the monk's rank! (Explanation: gifts and sums of money were counted according to rank, rounding up to symbolic numbers such as 3, 7, 10, 15, 20.) <text:span text:style-name="T35">To s</text:span>o-and-so, an important monk, we <text:span text:style-name="T35">would </text:span>give twenty [units of such-and-such a gift: <text:span text:style-name="T35">cakes, for instance</text:span>]. <text:span text:style-name="T35">A</text:span>fter that, we go to fifteen, for someone a little less important! (Explanation: the gifts are given in order, starting with the most important <text:span text:style-name="T35">person</text:span>; all the monks are seated in the main room during this distribution.) When someone has got all fifteen, we move on to <text:span text:style-name="T35">a set of </text:span>ten! After the <text:span text:style-name="T35">set of </text:span>ten, we move on to seven! After the seven, it's three! For example, meat is given out three pounds at a time. Money is given out three yuan by three yuan. In this way, we recruit twenty monks! </text:p>
      <text:p text:style-name="P10">Some monks do n<text:span text:style-name="T35">o</text:span>t come to the house; if <text:span text:style-name="T35">they</text:span> don't have the time, <text:span text:style-name="T35">they</text:span> perform the rituals at <text:span text:style-name="T35">their</text:span> <text:span text:style-name="T35">own place:</text:span> at the monastery! We also take a share of the offerings to those monks who don't come to the house. A slice of meat for every meal! We also share the cakes. In my family, when I look after a deceased person, it's the eldest who looks after the deceased, isn't it? You mustn't do anything violent!</text:p>
      <text:p text:style-name="P12">Today we talk about ‘<text:span text:style-name="T36">sweets’</text:span> (Chinese borrowing); in the past we called it ‘sugar’! We talk about ‘powdered sugar’ and ‘brown sugar’. Each monk is given a lump of sugar. Two rice cakes! One <text:span text:style-name="T36">cake</text:span> of tea! <text:span text:style-name="T36">And m</text:span>oney. <text:span text:style-name="T36">W</text:span>e mustn't skimp that evening! (Note: These gifts represent a good deed; <text:span text:style-name="T36">one</text:span> <text:span text:style-name="T36">is no</text:span>t <text:span text:style-name="T36">supposed to feel bad about</text:span> the great expense involved.) In the evening, the monks say rituals; they sit; they recite rituals over and over again. When the time is right, someone from the village will say: “Come on! It's so-and-so who's going to distribute the cakes! It's Daeshi Lhamu /ʈæ˧ʂɯ˧-ɬɑ˩mv̩˩/ who's going to distribute the cakes!” Or: “It's Ci'er Lhamu /tsʰɯ˧ɻ̩˧-ɬɑ˩mv̩˩/ who's going to distribute the <text:span text:style-name="T36">cakes</text:span>!” The person sponsoring the funeral does n<text:span text:style-name="T36">o</text:span>t spare any expense.</text:p>
      <text:p text:style-name="P10"><text:span text:style-name="T36">N</text:span>ow, we hand out sweets. It used to be sugar loaves! If there are <text:span text:style-name="T36">many</text:span> monks, two or three large <text:span text:style-name="T36">bags</text:span> of sweets are bought and placed on a plate. <text:span text:style-name="T36">Each</text:span> takes a handful. <text:span text:style-name="T36">One of them gets three pressed r</text:span>ice cakes! Another gets four: a whole plateful of rice cakes! The rice cakes are distributed four by four. If we send for ten monks, we give out forty cakes. If the death occurred in our home, <text:span text:style-name="T36">the cakes are distributed by </text:span>someone from another family. </text:p>
      <text:p text:style-name="P7"><text:span text:style-name="T12">When it was my family who was called upon to play this role, I was the one who distributed, wasn't I! The next time people came to my house to organi</text:span><text:span text:style-name="T26">z</text:span><text:span text:style-name="T12">e the ceremony, they'd return the favour! (Explanation of a principle of reciprocity whereby </text:span><text:span text:style-name="T26">one</text:span><text:span text:style-name="T12"> return</text:span><text:span text:style-name="T26">s</text:span><text:span text:style-name="T12"> the favour to someone who has acted as master of ceremonies at a death in </text:span><text:span text:style-name="T26">one’s</text:span><text:span text:style-name="T12"> home.) In the village, when someone </text:span><text:soft-page-break/><text:span text:style-name="T12">dies, I'm in charge of distributing the food in </text:span><text:span text:style-name="T26">their</text:span><text:span text:style-name="T12"> house. When a family friend comes to act as master of ceremonies, that's how they </text:span><text:span text:style-name="T26">do the</text:span><text:span text:style-name="T12"> shar</text:span><text:span text:style-name="T26">ing</text:span><text:span text:style-name="T12">! You think: “Eeeh! They've had a death; the other time, they came to share the </text:span><text:span text:style-name="T26">cakes</text:span><text:span text:style-name="T12"> (=</text:span><text:span text:style-name="T26">to </text:span><text:span text:style-name="T12">play the role of master of ceremonies) with us! So now it's our turn to go and share the </text:span><text:span text:style-name="T26">cakes for</text:span><text:span text:style-name="T12"> them (=</text:span><text:span text:style-name="T26">to </text:span><text:span text:style-name="T12">play the role of master of ceremonies in their home)!” When someone has died, we prepare the </text:span><text:span text:style-name="T26">cakes</text:span><text:span text:style-name="T12"> for three or four </text:span><text:span text:style-name="T26">whole</text:span><text:span text:style-name="T12"> days! </text:span></text:p>
      <text:p text:style-name="P11">Back home, we say that “when the Chinese die, they get rich”, whereas “when the Na die, they get poor”. “<text:span text:style-name="T36">W</text:span>hen the Na die, they get poorer” <text:span text:style-name="T36">because wh</text:span>en someone dies, we use up all the provisions in the house, spending <text:span text:style-name="T36">it all</text:span> to feed the guests and pay the monks. We <text:span text:style-name="T36">a</text:span>re very generous towards the monks! Food is also given in abundance to people from the surrounding villages. The guests come in <text:span text:style-name="T36">large</text:span> numbers, carrying gift boxes! They come; <text:span text:style-name="T36">t</text:span>hey too show their generosity: they bring wine, money, <text:span text:style-name="T36">and </text:span>cakes. In return, the hosts put various gifts in their gift box, such as tea, tobacco, <text:span text:style-name="T36">and </text:span>a slice of <text:span text:style-name="T34">c</text:span>ured whole pork. That's how we put gifts in their gift box! That's how it's done <text:span text:style-name="T36">among</text:span> the Na, according to tradition. As for the Chinese, even if they bring the gift box, when you turn it upside down you won't find much in it! (Explanation: the act of overturning the gift box is done by the mistress of the house: when <text:span text:style-name="T36">someone</text:span> arrive<text:span text:style-name="T36">s</text:span> at the house, <text:span text:style-name="T36">they</text:span> ceremoniously place the box in front of the mistress of the house, who overturns it, highlights the gifts that have been brought, then puts other gifts in the box before returning it to the visitor.) </text:p>
      <text:p text:style-name="P10">With the Na, if you're getting married, it's the same thing: there's a big exchange of gifts! The guests come bearing the gift box, and the hosts buy all sorts of goodies for the festivities: biscuits, fruit sweets, cigarettes, tea <text:span text:style-name="T36">and such</text:span>. Some put biscuits in the gift box, instead of <text:span text:style-name="T36">rice cakes</text:span>. </text:p>
      <text:p text:style-name="P10">In the old days, if someone brought a gift box full of <text:span text:style-name="T36">cakes</text:span>, we'd give them a few back when they went home. That was the custom. When guests came from far away, they would put a silver <text:span text:style-name="T36">coin</text:span> in the gift box, in addition to the rest.</text:p>
      <text:p text:style-name="P7"><text:span text:style-name="T12">When there's a death </text:span><text:span text:style-name="T26">among</text:span><text:span text:style-name="T12"> the Na, it's an important event for the whole community. The greatest attention is paid to the deceased. The Na use up all their provisions at the funeral celebration! Everything must be </text:span><text:span text:style-name="T27">eaten up:</text:span><text:span text:style-name="T12"> </text:span><text:span text:style-name="T26">all of </text:span><text:span text:style-name="T12">the provisions left by the deceased. The parents brought up their children; they built up provisions and gave them to the children; </text:span><text:span text:style-name="T27">then </text:span><text:span text:style-name="T12">when the children die, they spend it all on their parents! It is said that parents can take with them, after death, all the good things that their children distributed during the funeral ceremonies. That's what they say, but whether it's true, we don't know! The person is dead and that's that! But in the old days, there were customs like that. When it's all over, they say you shouldn't hold the death of your parents </text:span><text:span text:style-name="T27">as a burden on your mind.</text:span></text:p>
      <text:p text:style-name="P6"><text:span text:style-name="T12">[Note on the choice of </text:span><text:span text:style-name="T27">tenses at </text:span><text:span text:style-name="T12">translation: tense is not indicated </text:span><text:span text:style-name="T27">as such in Na; at</text:span><text:span text:style-name="T12"> translation, the switch between present and past </text:span><text:span text:style-name="T27">tense </text:span><text:span text:style-name="T12">is intended to reflect the back-and-forth </text:span><text:span text:style-name="T27">movement found </text:span><text:span text:style-name="T12">in the narrator's story. </text:span><text:span text:style-name="T27">On the one hand, the</text:span><text:span text:style-name="T12"> narrative </text:span><text:span text:style-name="T27">is about memories of the past. On the other hand, the traditions and habits described</text:span><text:span text:style-name="T12"> are still relevant in </text:span><text:span text:style-name="T27">the narrator’s</text:span><text:span text:style-name="T12"> eyes. Her </text:span><text:soft-page-break/><text:span text:style-name="T12">own death is not taboo for her, and she talks about it from time to time in conversations; she hopes that the traditions will be followed on this occasion; </text:span><text:span text:style-name="T27">in this sense, they are not simply things of the past</text:span><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15T21:42:45.196213010</dc:date>
    <meta:editing-duration>P1DT2H2M39S</meta:editing-duration>
    <meta:editing-cycles>60</meta:editing-cycles>
    <meta:generator>LibreOffice/24.2.7.2$Linux_X86_64 LibreOffice_project/420$Build-2</meta:generator>
    <meta:document-statistic meta:table-count="0" meta:image-count="0" meta:object-count="0" meta:page-count="15" meta:paragraph-count="59" meta:word-count="8964" meta:character-count="49700" meta:non-whitespace-character-count="40833"/>
  </office:meta>
</office:document-meta>
</file>